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Does ANSI recognize the data type DATE?</text:p>
      <text:p text:style-name="P1"><text:s text:c="2"/>Answer: <text:s/>NO.</text:p>
      <text:p text:style-name="P1"><text:s text:c="4"/></text:p>
      <text:p text:style-name="P1"><text:s text:c="4"/></text:p>
      <text:p text:style-name="P1">2)Which subdivision of SQL is used to insert values in tables? </text:p>
      <text:p text:style-name="P1"><text:s text:c="2"/>Answer:In SQL, the INSERT statement is used to insert values into tables. </text:p>
      <text:p text:style-name="P1"><text:s text:c="2"/>It is part of the Data Manipulation Language (DML) subdivision of 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52:01.946326422</meta:creation-date>
    <dc:date>2023-09-11T23:52:50.679812627</dc:date>
    <meta:editing-duration>PT49S</meta:editing-duration>
    <meta:editing-cycles>1</meta:editing-cycles>
    <meta:document-statistic meta:table-count="0" meta:image-count="0" meta:object-count="0" meta:page-count="1" meta:paragraph-count="7" meta:word-count="45" meta:character-count="275" meta:non-whitespace-character-count="218"/>
    <meta:generator>LibreOffice/7.3.7.2$Linux_X86_64 LibreOffice_project/30$Build-2</meta:generator>
  </office:meta>
</office:document-meta>
</file>